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daFlow.release( SedaQueue que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daFlow.resumeTx( MessageExchangeImpl 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daFlow.doRouting( MessageExchangeImpl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daFlow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daFlow.suspendTx( MessageExchangeImpl 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daFlow.onComponentShutdown( ComponentNameSpace c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daFlow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Flow.init( Broker br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daFlow.getQueu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Flow.enqueuePacket( MessageExchangeImpl 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daFlow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daFlow.canHandle( MessageExchange 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daFlow.doSend( MessageExchangeImpl 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daFlow.registerQueue( ComponentNameSpace cns , SedaQueue que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daFlow.unregisterQueue( SedaQueue que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daFlow.createQueue( ComponentNameSpace c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daFlow.componentShutDown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Flow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daFlow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